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9.18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9.01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start"/>
      <style:text-properties fo:font-size="28pt" style:font-size-asian="28pt" style:font-size-complex="2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font-size="28pt" fo:font-style="italic" style:font-size-asian="28pt" style:font-style-asian="italic" style:font-size-complex="28pt" style:font-style-complex="italic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style:font-size-asian="32pt" style:font-size-complex="32pt"/>
    </style:style>
    <style:style style:name="T4" style:family="text">
      <style:text-properties style:font-name="Segoe UI Semibold" fo:font-size="32pt" style:font-size-asian="32pt" style:font-size-complex="32pt"/>
    </style:style>
    <style:style style:name="T5" style:family="text">
      <style:text-properties style:font-name="Segoe UI Semibold" fo:font-size="28pt" style:font-size-asian="28pt" style:font-size-complex="28pt"/>
    </style:style>
    <style:style style:name="T6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2cm" svg:x="1.524cm" svg:y="1.016cm">
          <draw:text-box>
            <text:p text:style-name="P1"><text:span text:style-name="T1">Gospel Reading</text:span></text:p>
            <text:p text:style-name="P1"><text:span text:style-name="T2">Matthew 21:1–1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638cm" svg:height="9.439cm" svg:x="1.778cm" svg:y="0.975cm">
          <draw:text-box>
            <text:p><text:span text:style-name="T3">1</text:span><text:span text:style-name="T4">Now when they drew near to Jerusalem and came to Bethphage, to the Mount of Olives, then Jesus sent two disciples, </text:span><text:span text:style-name="T3">2</text:span><text:span text:style-name="T4">saying to them, “Go into the village in front of you, and immediately you will find a donkey tied, and a colt with her.</text:span><text:span text:style-name="T5">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6" draw:layer="layout" svg:width="24.638cm" svg:height="7.766cm" svg:x="1.524cm" svg:y="1.016cm">
          <draw:text-box>
            <text:p text:style-name="P5"><text:span text:style-name="T6">Untie them and bring them to me. </text:span><text:span text:style-name="T7">3</text:span><text:span text:style-name="T6">If anyone says anything to you, you shall say, ‘The Lord needs them,’ and he will send them at once.” </text:span><text:span text:style-name="T7">4</text:span><text:span text:style-name="T6">This took place to fulfill what was spoken by the prophet, say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5" draw:text-style-name="P6" draw:layer="layout" svg:width="24.638cm" svg:height="6.263cm" svg:x="1.524cm" svg:y="1.016cm">
          <draw:text-box>
            <text:p><text:span text:style-name="T7">5</text:span><text:span text:style-name="T6">“Say to the daughter of Zion, ‘Behold, your king is coming to you, humble, and mounted on a donkey, and on a colt, the foal of a beast of burden.’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5" draw:text-style-name="P2" draw:layer="layout" svg:width="24.638cm" svg:height="6.263cm" svg:x="1.524cm" svg:y="1.016cm">
          <draw:text-box>
            <text:p><text:span text:style-name="T7">6</text:span><text:span text:style-name="T6">The disciples went and did as Jesus had directed them. </text:span><text:span text:style-name="T7">7</text:span><text:span text:style-name="T6">They brought the donkey and the colt and put on them their cloaks, and he sat on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4.638cm" svg:height="7.766cm" svg:x="1.637cm" svg:y="0.762cm">
          <draw:text-box>
            <text:p><text:span text:style-name="T7">8</text:span><text:span text:style-name="T6">Most of the crowd spread their cloaks on the road, and others cut branches from the trees and spread them on the road. </text:span><text:span text:style-name="T7">9</text:span><text:span text:style-name="T6">And the crowds that went before him and that followed him were shouting, “Hosanna to the Son of David!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2" draw:layer="layout" svg:width="24.638cm" svg:height="9.269cm" svg:x="1.637cm" svg:y="0.762cm">
          <draw:text-box>
            <text:p><text:span text:style-name="T6">Blessed is he who comes in the name of the Lord! Hosanna in the highest!” </text:span><text:span text:style-name="T7">10</text:span><text:span text:style-name="T6">And when he entered Jerusalem, the whole city was stirred up, saying, “Who is this?” </text:span><text:span text:style-name="T7">11</text:span><text:span text:style-name="T6">And the crowds said, “This is the prophet Jesus, from Nazareth of Galilee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2T19:39:58.920000000</meta:creation-date>
    <dc:date>2016-11-22T21:26:48.323000000</dc:date>
    <meta:editing-duration>PT3M55S</meta:editing-duration>
    <meta:editing-cycles>4</meta:editing-cycles>
    <meta:generator>LibreOffice/5.2.3.3$Windows_X86_64 LibreOffice_project/d54a8868f08a7b39642414cf2c8ef2f228f780cf</meta:generator>
    <meta:document-statistic meta:object-count="42"/>
  </office:meta>
</office:document-meta>
</file>